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4118in"/>
    </style:style>
    <style:style style:name="co5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in" svg:height="3.5449in" svg:x="10.7925in" svg:y="1.5476in">
            <draw:object draw:notify-on-update-of-ranges="Sheet1.D1:Sheet1.D12 Sheet1.D15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382359951" calcext:value-type="float">
            <text:p>382359951</text:p>
          </table:table-cell>
          <table:table-cell table:formula="of:=[.C1]/[.B1]" office:value-type="float" office:value="1950816.07653061" calcext:value-type="float">
            <text:p>1950816.07653061</text:p>
          </table:table-cell>
          <table:table-cell/>
        </table:table-row>
        <table:table-row table:style-name="ro1">
          <table:table-cell/>
          <table:table-cell office:value-type="float" office:value="103.1" calcext:value-type="float">
            <text:p>103.1</text:p>
          </table:table-cell>
          <table:table-cell office:value-type="float" office:value="382152573" calcext:value-type="float">
            <text:p>382152573</text:p>
          </table:table-cell>
          <table:table-cell table:formula="of:=[.C2]/[.B2]" office:value-type="float" office:value="3706620.49466537" calcext:value-type="float">
            <text:p>3706620.49466537</text:p>
          </table:table-cell>
          <table:table-cell/>
        </table:table-row>
        <table:table-row table:style-name="ro1">
          <table:table-cell/>
          <table:table-cell office:value-type="float" office:value="71.7" calcext:value-type="float">
            <text:p>71.7</text:p>
          </table:table-cell>
          <table:table-cell office:value-type="float" office:value="382205087" calcext:value-type="float">
            <text:p>382205087</text:p>
          </table:table-cell>
          <table:table-cell table:formula="of:=[.C3]/[.B3]" office:value-type="float" office:value="5330614.88145049" calcext:value-type="float">
            <text:p>5330614.88145049</text:p>
          </table:table-cell>
          <table:table-cell/>
        </table:table-row>
        <table:table-row table:style-name="ro1">
          <table:table-cell/>
          <table:table-cell office:value-type="float" office:value="56.5" calcext:value-type="float">
            <text:p>56.5</text:p>
          </table:table-cell>
          <table:table-cell office:value-type="float" office:value="382140085" calcext:value-type="float">
            <text:p>382140085</text:p>
          </table:table-cell>
          <table:table-cell table:formula="of:=[.C4]/[.B4]" office:value-type="float" office:value="6763541.32743363" calcext:value-type="float">
            <text:p>6763541.32743363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82140156" calcext:value-type="float">
            <text:p>382140156</text:p>
          </table:table-cell>
          <table:table-cell table:formula="of:=[.C5]/[.B5]" office:value-type="float" office:value="7961253.25" calcext:value-type="float">
            <text:p>7961253.25</text:p>
          </table:table-cell>
          <table:table-cell/>
        </table:table-row>
        <table:table-row table:style-name="ro1">
          <table:table-cell/>
          <table:table-cell office:value-type="float" office:value="41.1" calcext:value-type="float">
            <text:p>41.1</text:p>
          </table:table-cell>
          <table:table-cell office:value-type="float" office:value="382100096" calcext:value-type="float">
            <text:p>382100096</text:p>
          </table:table-cell>
          <table:table-cell table:formula="of:=[.C6]/[.B6]" office:value-type="float" office:value="9296839.31873479" calcext:value-type="float">
            <text:p>9296839.31873479</text:p>
          </table:table-cell>
          <table:table-cell/>
        </table:table-row>
        <table:table-row table:style-name="ro1">
          <table:table-cell/>
          <table:table-cell office:value-type="float" office:value="56.6" calcext:value-type="float">
            <text:p>56.6</text:p>
          </table:table-cell>
          <table:table-cell office:value-type="float" office:value="382135896" calcext:value-type="float">
            <text:p>382135896</text:p>
          </table:table-cell>
          <table:table-cell table:formula="of:=[.C7]/[.B7]" office:value-type="float" office:value="6751517.59717315" calcext:value-type="float">
            <text:p>6751517.59717315</text:p>
          </table:table-cell>
          <table:table-cell/>
        </table:table-row>
        <table:table-row table:style-name="ro1">
          <table:table-cell/>
          <table:table-cell office:value-type="float" office:value="50.8" calcext:value-type="float">
            <text:p>50.8</text:p>
          </table:table-cell>
          <table:table-cell office:value-type="float" office:value="382106813" calcext:value-type="float">
            <text:p>382106813</text:p>
          </table:table-cell>
          <table:table-cell table:formula="of:=[.C8]/[.B8]" office:value-type="float" office:value="7521787.65748032" calcext:value-type="float">
            <text:p>7521787.65748032</text:p>
          </table:table-cell>
          <table:table-cell/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office:value-type="float" office:value="382150112" calcext:value-type="float">
            <text:p>382150112</text:p>
          </table:table-cell>
          <table:table-cell table:formula="of:=[.C9]/[.B9]" office:value-type="float" office:value="8235993.79310345" calcext:value-type="float">
            <text:p>8235993.79310345</text:p>
          </table:table-cell>
          <table:table-cell/>
        </table:table-row>
        <table:table-row table:style-name="ro1">
          <table:table-cell/>
          <table:table-cell office:value-type="float" office:value="42.8" calcext:value-type="float">
            <text:p>42.8</text:p>
          </table:table-cell>
          <table:table-cell office:value-type="float" office:value="382109545" calcext:value-type="float">
            <text:p>382109545</text:p>
          </table:table-cell>
          <table:table-cell table:formula="of:=[.C10]/[.B10]" office:value-type="float" office:value="8927793.10747664" calcext:value-type="float">
            <text:p>8927793.10747664</text:p>
          </table:table-cell>
          <table:table-cell/>
        </table:table-row>
        <table:table-row table:style-name="ro1">
          <table:table-cell/>
          <table:table-cell office:value-type="float" office:value="42.3" calcext:value-type="float">
            <text:p>42.3</text:p>
          </table:table-cell>
          <table:table-cell office:value-type="float" office:value="382249085" calcext:value-type="float">
            <text:p>382249085</text:p>
          </table:table-cell>
          <table:table-cell table:formula="of:=[.C11]/[.B11]" office:value-type="float" office:value="9036621.39479906" calcext:value-type="float">
            <text:p>9036621.39479906</text:p>
          </table:table-cell>
          <table:table-cell/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office:value-type="float" office:value="382442300" calcext:value-type="float">
            <text:p>382442300</text:p>
          </table:table-cell>
          <table:table-cell table:formula="of:=[.C12]/[.B12]" office:value-type="float" office:value="9193324.51923077" calcext:value-type="float">
            <text:p>9193324.5192307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437.7" calcext:value-type="float">
            <text:p>437.7</text:p>
          </table:table-cell>
          <table:table-cell office:value-type="float" office:value="382100093" calcext:value-type="float">
            <text:p>382100093</text:p>
          </table:table-cell>
          <table:table-cell table:formula="of:=[.C15]/[.B15]" office:value-type="float" office:value="872972.567968928" calcext:value-type="float">
            <text:p>872972.567968928</text:p>
          </table:table-cell>
          <table:table-cell/>
        </table:table-row>
        <table:table-row table:style-name="ro1">
          <table:table-cell/>
          <table:table-cell office:value-type="float" office:value="273.2" calcext:value-type="float">
            <text:p>273.2</text:p>
          </table:table-cell>
          <table:table-cell office:value-type="float" office:value="382100093" calcext:value-type="float">
            <text:p>382100093</text:p>
          </table:table-cell>
          <table:table-cell table:formula="of:=[.C16]/[.B16]" office:value-type="float" office:value="1398609.41800878" calcext:value-type="float">
            <text:p>1398609.41800878</text:p>
          </table:table-cell>
          <table:table-cell/>
        </table:table-row>
        <table:table-row table:style-name="ro1">
          <table:table-cell/>
          <table:table-cell office:value-type="float" office:value="304.2" calcext:value-type="float">
            <text:p>304.2</text:p>
          </table:table-cell>
          <table:table-cell office:value-type="float" office:value="382100093" calcext:value-type="float">
            <text:p>382100093</text:p>
          </table:table-cell>
          <table:table-cell table:formula="of:=[.C17]/[.B17]" office:value-type="float" office:value="1256081.83103222" calcext:value-type="float">
            <text:p>1256081.83103222</text:p>
          </table:table-cell>
          <table:table-cell/>
        </table:table-row>
        <table:table-row table:style-name="ro1">
          <table:table-cell/>
          <table:table-cell office:value-type="float" office:value="322.5" calcext:value-type="float">
            <text:p>322.5</text:p>
          </table:table-cell>
          <table:table-cell office:value-type="float" office:value="382100093" calcext:value-type="float">
            <text:p>382100093</text:p>
          </table:table-cell>
          <table:table-cell table:formula="of:=[.C18]/[.B18]" office:value-type="float" office:value="1184806.48992248" calcext:value-type="float">
            <text:p>1184806.489922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3:39:38.642366318</meta:creation-date>
    <dc:date>2021-04-02T14:00:04.436816060</dc:date>
    <meta:editing-duration>PT5S</meta:editing-duration>
    <meta:editing-cycles>1</meta:editing-cycles>
    <meta:document-statistic meta:table-count="1" meta:cell-count="48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151cm" svg:y="3.954cm" style:legend-expansion="high" chart:style-name="ch2"/>
        <chart:plot-area chart:style-name="ch3" table:cell-range-address="Sheet1.D1:Sheet1.D12 Sheet1.D15:Sheet1.D18" chart:data-source-has-labels="row" svg:x="0.32cm" svg:y="0.18cm" svg:width="12.511cm" svg:height="8.645cm">
          <chartooo:coordinate-region svg:x="1.867cm" svg:y="0.379cm" svg:width="10.59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2" loext:label-string="system_1" chart:class="chart:line">
            <chart:data-point chart:repeated="12"/>
          </chart:series>
          <chart:series chart:style-name="ch8" chart:values-cell-range-address="Sheet1.D15:Sheet1.D18" loext:label-string="system_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_1</text:p>
              </table:table-cell>
              <table:table-cell office:value-type="string">
                <text:p>system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0816.07653061">
                <text:p>1950816.07653061</text:p>
                <draw:g>
                  <svg:desc>Sheet1.D1:Sheet1.D12</svg:desc>
                </draw:g>
              </table:table-cell>
              <table:table-cell office:value-type="float" office:value="872972.567968928">
                <text:p>872972.567968928</text:p>
                <draw:g>
                  <svg:desc>Sheet1.D15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6620.49466537">
                <text:p>3706620.49466537</text:p>
              </table:table-cell>
              <table:table-cell office:value-type="float" office:value="1398609.41800878">
                <text:p>1398609.41800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30614.88145049">
                <text:p>5330614.88145049</text:p>
              </table:table-cell>
              <table:table-cell office:value-type="float" office:value="1256081.83103222">
                <text:p>1256081.83103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3541.32743363">
                <text:p>6763541.32743363</text:p>
              </table:table-cell>
              <table:table-cell office:value-type="float" office:value="1184806.48992248">
                <text:p>1184806.48992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61253.25">
                <text:p>796125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96839.31873479">
                <text:p>9296839.31873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51517.59717315">
                <text:p>6751517.59717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21787.65748032">
                <text:p>7521787.65748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5993.79310345">
                <text:p>8235993.79310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27793.10747664">
                <text:p>8927793.1074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36621.39479906">
                <text:p>9036621.39479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3324.51923077">
                <text:p>9193324.519230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